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in" style:auto-text-indent="false"/>
      <style:text-properties style:font-name="Microsoft Sans Serif" officeooo:rsid="00020506" officeooo:paragraph-rsid="00020506"/>
    </style:style>
    <style:style style:name="P2" style:family="paragraph" style:parent-style-name="Standard" style:list-style-name="L1">
      <style:paragraph-properties fo:line-height="150%"/>
      <style:text-properties officeooo:paragraph-rsid="0013956b"/>
    </style:style>
    <style:style style:name="P3" style:family="paragraph" style:parent-style-name="Standard" style:list-style-name="L1">
      <style:paragraph-properties fo:line-height="150%"/>
      <style:text-properties style:font-name="Microsoft Sans Serif" officeooo:rsid="00092643" officeooo:paragraph-rsid="00092643"/>
    </style:style>
    <style:style style:name="P4" style:family="paragraph" style:parent-style-name="Standard" style:list-style-name="L1">
      <style:paragraph-properties fo:line-height="150%"/>
      <style:text-properties style:font-name="Microsoft Sans Serif" officeooo:rsid="00092643" officeooo:paragraph-rsid="000de9f5"/>
    </style:style>
    <style:style style:name="P5" style:family="paragraph" style:parent-style-name="Standard" style:list-style-name="L1">
      <style:paragraph-properties fo:line-height="150%"/>
      <style:text-properties style:font-name="Microsoft Sans Serif" officeooo:rsid="001b9b68" officeooo:paragraph-rsid="001b9b68"/>
    </style:style>
    <style:style style:name="P6" style:family="paragraph" style:parent-style-name="Standard" style:list-style-name="L1">
      <style:paragraph-properties fo:line-height="150%"/>
      <style:text-properties style:font-name="Microsoft Sans Serif" officeooo:rsid="001ef35a" officeooo:paragraph-rsid="00092643"/>
    </style:style>
    <style:style style:name="P7" style:family="paragraph" style:parent-style-name="Standard" style:list-style-name="L1">
      <style:paragraph-properties fo:line-height="150%"/>
      <style:text-properties style:font-name="Microsoft Sans Serif" officeooo:rsid="0011be03" officeooo:paragraph-rsid="0011be03"/>
    </style:style>
    <style:style style:name="P8" style:family="paragraph" style:parent-style-name="Standard" style:list-style-name="L1">
      <style:paragraph-properties fo:line-height="150%"/>
      <style:text-properties style:font-name="Microsoft Sans Serif" officeooo:rsid="00155786" officeooo:paragraph-rsid="00155786"/>
    </style:style>
    <style:style style:name="P9" style:family="paragraph" style:parent-style-name="Standard" style:list-style-name="L1">
      <style:paragraph-properties fo:line-height="150%"/>
      <style:text-properties style:font-name="Microsoft Sans Serif" officeooo:rsid="00174316" officeooo:paragraph-rsid="00174316"/>
    </style:style>
    <style:style style:name="T1" style:family="text">
      <style:text-properties officeooo:rsid="000aa4ec"/>
    </style:style>
    <style:style style:name="T2" style:family="text">
      <style:text-properties officeooo:rsid="000bdc66"/>
    </style:style>
    <style:style style:name="T3" style:family="text">
      <style:text-properties officeooo:rsid="000ec0a6"/>
    </style:style>
    <style:style style:name="T4" style:family="text">
      <style:text-properties officeooo:rsid="0012fd19"/>
    </style:style>
    <style:style style:name="T5" style:family="text">
      <style:text-properties officeooo:rsid="00185a9f"/>
    </style:style>
    <style:style style:name="T6" style:family="text">
      <style:text-properties officeooo:rsid="001979e9"/>
    </style:style>
    <style:style style:name="T7" style:family="text">
      <style:text-properties style:font-name="Microsoft Sans Serif" officeooo:rsid="0013956b"/>
    </style:style>
    <style:style style:name="T8" style:family="text">
      <style:text-properties style:font-name="Microsoft Sans Serif" officeooo:rsid="00249a14"/>
    </style:style>
    <style:style style:name="T9" style:family="text">
      <style:text-properties style:font-name="Microsoft Sans Serif" officeooo:rsid="00263c78"/>
    </style:style>
    <style:style style:name="T10" style:family="text">
      <style:text-properties style:font-name="Microsoft Sans Serif" officeooo:rsid="00268f77"/>
    </style:style>
    <style:style style:name="T11" style:family="text">
      <style:text-properties officeooo:rsid="0021be13"/>
    </style:style>
    <style:style style:name="T12" style:family="text">
      <style:text-properties officeooo:rsid="00249a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JFVGL – J’s Foto Viewer (OpenGL)</text:p>
      <text:p text:style-name="P1"/>
      <text:p text:style-name="P1"><text:tab/>JFVGL (J’s Foto Viewer (OpenGL)) aims to be a lightweight native image viewer, <text:span text:style-name="T6">leveraging</text:span> OpenGL <text:span text:style-name="T6">for hardware acceleration</text:span>, written in C<text:span text:style-name="T12">++</text:span>. JFVGL is intended to replace JFotoViewer.</text:p>
      <text:p text:style-name="Heading">Planned features:</text:p>
      <text:list xml:id="list3261082935" text:style-name="L1">
        <text:list-item>
          <text:p text:style-name="P3">Lightweight</text:p>
          <text:list>
            <text:list-item>
              <text:p text:style-name="P2"><text:span text:style-name="T7">Written in GLUT/C</text:span><text:span text:style-name="T8">++</text:span></text:p>
            </text:list-item>
          </text:list>
        </text:list-item>
        <text:list-item>
          <text:p text:style-name="P3">Fast</text:p>
          <text:list>
            <text:list-item>
              <text:p text:style-name="P5">Utilizes OpenGL for hardware acceleration</text:p>
            </text:list-item>
          </text:list>
        </text:list-item>
        <text:list-item>
          <text:p text:style-name="P3">Native</text:p>
          <text:list>
            <text:list-item>
              <text:p text:style-name="P6">Native support for Windows / Linux (64 and 32-bit)</text:p>
            </text:list-item>
            <text:list-item>
              <text:p text:style-name="P7">Shell integration <text:span text:style-name="T4">to make a</text:span> seamless Windows Photo Viewer replacement</text:p>
            </text:list-item>
          </text:list>
        </text:list-item>
        <text:list-item>
          <text:p text:style-name="P8">Easy to use</text:p>
          <text:list>
            <text:list-item>
              <text:p text:style-name="P8">Left click <text:span text:style-name="T11">+</text:span> drag to pan</text:p>
              <text:list>
                <text:list-item>
                  <text:p text:style-name="P8">Swipe / touch support?</text:p>
                </text:list-item>
              </text:list>
            </text:list-item>
            <text:list-item>
              <text:p text:style-name="P8">Scroll to zoom</text:p>
            </text:list-item>
            <text:list-item>
              <text:p text:style-name="P9"><text:span text:style-name="T5">Tap s</text:span>croll left / right to <text:span text:style-name="T5">bump left / right</text:span></text:p>
            </text:list-item>
            <text:list-item>
              <text:p text:style-name="P9">Next / previous button support</text:p>
            </text:list-item>
          </text:list>
        </text:list-item>
        <text:list-item>
          <text:p text:style-name="P3">Drag and drop support</text:p>
          <text:list>
            <text:list-item>
              <text:p text:style-name="P4">Drag an image over the window to open</text:p>
            </text:list-item>
            <text:list-item>
              <text:p text:style-name="P4">Drag an image out of the window to copy</text:p>
              <text:list>
                <text:list-item>
                  <text:p text:style-name="P3">Copy image contents / path / metadata appropriately <text:span text:style-name="T3">(requires shell integration?)</text:span></text:p>
                </text:list-item>
              </text:list>
            </text:list-item>
          </text:list>
        </text:list-item>
        <text:list-item>
          <text:p text:style-name="P3">Shell integration (Windows only?)</text:p>
          <text:list>
            <text:list-item>
              <text:p text:style-name="P3">View previous / next image in folder</text:p>
              <text:list>
                <text:list-item>
                  <text:p text:style-name="P3">View in order folder <text:span text:style-name="T1">view</text:span> is sorted <text:span text:style-name="T2">(eg Name / Date modified / type, ascending / descending)</text:span>?</text:p>
                </text:list-item>
              </text:list>
            </text:list-item>
            <text:list-item>
              <text:p text:style-name="P3">View list of files in fold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4-25T01:53:57.401000000</dc:date>
    <meta:editing-duration>PT2H10M27S</meta:editing-duration>
    <meta:editing-cycles>38</meta:editing-cycles>
    <meta:document-statistic meta:table-count="0" meta:image-count="0" meta:object-count="0" meta:page-count="1" meta:paragraph-count="24" meta:word-count="182" meta:character-count="966" meta:non-whitespace-character-count="827"/>
  </office:meta>
</office:document-meta>
</file>